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18cm" fo:min-width="3.108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651cm" fo:min-width="2.78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85cm" fo:min-width="3.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851cm" fo:min-width="4.73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73cm" fo:min-width="3.53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5.1cm" svg:height="2.5cm" svg:x="2.8cm" svg:y="1.8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4cm" svg:y1="4.4cm" svg:x2="5.4cm" svg:y2="6.3cm">
          <text:p/>
        </draw:line>
        <draw:custom-shape draw:style-name="gr3" draw:text-style-name="P1" draw:layer="layout" svg:width="5.4cm" svg:height="1.9cm" svg:x="2.5cm" svg:y="6.4cm">
          <text:p text:style-name="P1">Wpisz a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2" draw:layer="layout" svg:x1="5cm" svg:y1="8.4cm" svg:x2="5cm" svg:y2="10.9cm">
          <text:p/>
        </draw:line>
        <draw:custom-shape draw:style-name="gr4" draw:text-style-name="P1" draw:layer="layout" svg:width="4.1cm" svg:height="2.1cm" svg:x="3.1cm" svg:y="10.9cm">
          <text:p text:style-name="P1">A= 10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6cm" svg:height="2.1cm" svg:x="1.1cm" svg:y="14.7cm">
          <text:p text:style-name="P1">Wprowadź 4*a 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1" draw:layer="layout" svg:width="8.6cm" svg:height="2.1cm" svg:x="0.8cm" svg:y="19.1cm">
          <text:p text:style-name="P1">Wprowadź a*a 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2" draw:layer="layout" svg:x1="5.4cm" svg:y1="13.3cm" svg:x2="5.4cm" svg:y2="15.1cm">
          <text:p/>
        </draw:line>
        <draw:line draw:style-name="gr2" draw:text-style-name="P2" draw:layer="layout" svg:x1="4.9cm" svg:y1="17cm" svg:x2="4.9cm" svg:y2="19.1cm">
          <text:p/>
        </draw:line>
        <draw:custom-shape draw:style-name="gr6" draw:text-style-name="P1" draw:layer="layout" svg:width="5.7cm" svg:height="2.8cm" svg:x="2.8cm" svg:y="22.4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9T12:09:39.646435487</meta:creation-date>
    <dc:date>2020-09-09T12:19:50.166422324</dc:date>
    <meta:editing-duration>P0D</meta:editing-duration>
    <meta:editing-cycles>1</meta:editing-cycles>
    <meta:document-statistic meta:object-count="10"/>
    <meta:generator>LibreOffice/6.4.5.2$Linux_X86_64 LibreOffice_project/40$Build-2</meta:generator>
  </office:meta>
</office:document-meta>
</file>